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6EB0000039F957B1ABBEDB7DA02.png" manifest:media-type="image/png"/>
  <manifest:file-entry manifest:full-path="Pictures/10000001000004B9000000938E3C432F6B6E9BA7.png" manifest:media-type="image/png"/>
  <manifest:file-entry manifest:full-path="Pictures/10000001000006EB0000039F4A93AFD09D573DBC.png" manifest:media-type="image/png"/>
  <manifest:file-entry manifest:full-path="Pictures/10000001000006EB0000039F7DD9B7F4F6808A28.png" manifest:media-type="image/png"/>
  <manifest:file-entry manifest:full-path="Pictures/1000000100000732000003F7CACE98978B4B7CD1.png" manifest:media-type="image/png"/>
  <manifest:file-entry manifest:full-path="Pictures/10000001000006EB000000FDB940B087182A18CB.png" manifest:media-type="image/png"/>
  <manifest:file-entry manifest:full-path="Pictures/1000000100000732000003CD42C478C4A159DFF6.png" manifest:media-type="image/png"/>
  <manifest:file-entry manifest:full-path="Pictures/1000000100000732000003CDF443FFFB0866D1DB.png" manifest:media-type="image/png"/>
  <manifest:file-entry manifest:full-path="Pictures/10000001000006EB0000019AA21382DC980E19DA.png" manifest:media-type="image/png"/>
  <manifest:file-entry manifest:full-path="Pictures/100000010000072F000003CC16C326B6D2B532D5.png" manifest:media-type="image/png"/>
  <manifest:file-entry manifest:full-path="Pictures/100000010000078000000438C64F378BEB086487.png" manifest:media-type="image/png"/>
  <manifest:file-entry manifest:full-path="Pictures/10000001000006EB000001DFF6837BBB58CD20E8.png" manifest:media-type="image/png"/>
  <manifest:file-entry manifest:full-path="Pictures/100000010000078000000438A26FEB877A614E1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da650" officeooo:paragraph-rsid="000da650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ay 3: </text:p>
      <text:p text:style-name="P1"/>
      <text:p text:style-name="P1"><draw:frame draw:style-name="fr1" draw:name="Image1" text:anchor-type="char" svg:width="6.6929in" svg:height="3.7646in" draw:z-index="0"><draw:image xlink:href="Pictures/100000010000078000000438A26FEB877A614E15.png" xlink:type="simple" xlink:show="embed" xlink:actuate="onLoad" draw:mime-type="image/png"/></draw:frame><text:s/></text:p>
      <text:p text:style-name="P1"><draw:frame draw:style-name="fr1" draw:name="Image2" text:anchor-type="char" svg:width="6.6929in" svg:height="3.7646in" draw:z-index="1"><draw:image xlink:href="Pictures/100000010000078000000438C64F378BEB086487.png" xlink:type="simple" xlink:show="embed" xlink:actuate="onLoad" draw:mime-type="image/png"/></draw:frame><text:s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3" text:anchor-type="char" svg:width="6.6929in" svg:height="3.5374in" draw:z-index="2"><draw:image xlink:href="Pictures/100000010000072F000003CC16C326B6D2B532D5.png" xlink:type="simple" xlink:show="embed" xlink:actuate="onLoad" draw:mime-type="image/png"/></draw:frame><text:soft-page-break/><text:s/></text:p>
      <text:p text:style-name="P1"><draw:frame draw:style-name="fr1" draw:name="Image4" text:anchor-type="char" svg:width="6.6929in" svg:height="3.5354in" draw:z-index="3"><draw:image xlink:href="Pictures/1000000100000732000003CDF443FFFB0866D1DB.png" xlink:type="simple" xlink:show="embed" xlink:actuate="onLoad" draw:mime-type="image/png"/></draw:frame><text:s/></text:p>
      <text:p text:style-name="P1"><draw:frame draw:style-name="fr2" draw:name="Image5" text:anchor-type="char" svg:width="6.6929in" svg:height="3.5354in" draw:z-index="4"><draw:image xlink:href="Pictures/1000000100000732000003CD42C478C4A159DFF6.png" xlink:type="simple" xlink:show="embed" xlink:actuate="onLoad" draw:mime-type="image/png"/></draw:frame><text:soft-page-break/><text:s/></text:p>
      <text:p text:style-name="P1"><draw:frame draw:style-name="fr1" draw:name="Image6" text:anchor-type="char" svg:width="6.6929in" svg:height="3.6874in" draw:z-index="5"><draw:image xlink:href="Pictures/1000000100000732000003F7CACE98978B4B7CD1.png" xlink:type="simple" xlink:show="embed" xlink:actuate="onLoad" draw:mime-type="image/png"/></draw:frame><text:s/></text:p>
      <text:p text:style-name="P1"><draw:frame draw:style-name="fr1" draw:name="Image7" text:anchor-type="char" svg:width="6.6929in" svg:height="1.9717in" draw:z-index="6"><draw:image xlink:href="Pictures/10000001000006EB000000FDB940B087182A18CB.png" xlink:type="simple" xlink:show="embed" xlink:actuate="onLoad" draw:mime-type="image/png"/></draw:frame><text:s/></text:p>
      <text:p text:style-name="P1"><draw:frame draw:style-name="fr2" draw:name="Image8" text:anchor-type="char" svg:width="6.6929in" svg:height="3.0209in" draw:z-index="7"><draw:image xlink:href="Pictures/10000001000006EB000001DFF6837BBB58CD20E8.png" xlink:type="simple" xlink:show="embed" xlink:actuate="onLoad" draw:mime-type="image/png"/></draw:frame><text:soft-page-break/><text:s/></text:p>
      <text:p text:style-name="P1"/>
      <text:p text:style-name="P1"><draw:frame draw:style-name="fr1" draw:name="Image9" text:anchor-type="char" svg:width="6.6929in" svg:height="2.2457in" draw:z-index="8"><draw:image xlink:href="Pictures/10000001000006EB0000019AA21382DC980E19DA.png" xlink:type="simple" xlink:show="embed" xlink:actuate="onLoad" draw:mime-type="image/png"/></draw:frame><text:s/></text:p>
      <text:p text:style-name="P1"><draw:frame draw:style-name="fr1" draw:name="Image10" text:anchor-type="char" svg:width="6.6929in" svg:height="3.5028in" draw:z-index="9"><draw:image xlink:href="Pictures/10000001000006EB0000039F7DD9B7F4F6808A28.png" xlink:type="simple" xlink:show="embed" xlink:actuate="onLoad" draw:mime-type="image/png"/></draw:frame><text:s/></text:p>
      <text:p text:style-name="P1"/>
      <text:p text:style-name="P1"><draw:frame draw:style-name="fr2" draw:name="Image11" text:anchor-type="char" svg:width="6.6929in" svg:height="3.5028in" draw:z-index="10"><draw:image xlink:href="Pictures/10000001000006EB0000039F4A93AFD09D573DBC.png" xlink:type="simple" xlink:show="embed" xlink:actuate="onLoad" draw:mime-type="image/png"/></draw:frame><text:soft-page-break/><text:s/></text:p>
      <text:p text:style-name="P1"><draw:frame draw:style-name="fr1" draw:name="Image12" text:anchor-type="char" svg:width="6.6929in" svg:height="3.5028in" draw:z-index="11"><draw:image xlink:href="Pictures/10000001000006EB0000039F957B1ABBEDB7DA02.png" xlink:type="simple" xlink:show="embed" xlink:actuate="onLoad" draw:mime-type="image/png"/></draw:frame><text:s/></text:p>
      <text:p text:style-name="P1"><draw:frame draw:style-name="fr1" draw:name="Image13" text:anchor-type="char" svg:width="6.6929in" svg:height="1.398in" draw:z-index="12"><draw:image xlink:href="Pictures/10000001000004B9000000938E3C432F6B6E9BA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3T20:50:30.820960066</meta:creation-date>
    <dc:date>2023-02-03T20:54:37.206340909</dc:date>
    <meta:editing-duration>PT4M9S</meta:editing-duration>
    <meta:editing-cycles>1</meta:editing-cycles>
    <meta:generator>LibreOffice/7.3.7.2$Linux_X86_64 LibreOffice_project/30$Build-2</meta:generator>
    <meta:document-statistic meta:table-count="0" meta:image-count="13" meta:object-count="0" meta:page-count="5" meta:paragraph-count="13" meta:word-count="2" meta:character-count="19" meta:non-whitespace-character-count="5"/>
  </office:meta>
</office:document-meta>
</file>